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line-height-at-least="0.198in" fo:background-color="#ffffff">
        <style:background-image/>
      </style:paragraph-properties>
    </style:style>
    <style:style style:name="P2" style:family="paragraph" style:parent-style-name="Standard">
      <style:paragraph-properties fo:margin-top="0in" fo:margin-bottom="0in" style:line-height-at-least="0.198in" fo:text-align="center" style:justify-single-word="false" fo:background-color="#ffffff">
        <style:background-image/>
      </style:paragraph-properties>
    </style:style>
    <style:style style:name="P3" style:family="paragraph" style:parent-style-name="Standard" style:master-page-name="Standard">
      <style:paragraph-properties fo:margin-top="0in" fo:margin-bottom="0in" style:line-height-at-least="0.198in" style:page-number="auto" fo:background-color="#ffffff">
        <style:background-image/>
      </style:paragraph-properties>
    </style:style>
    <style:style style:name="P4" style:family="paragraph" style:parent-style-name="Standard">
      <style:paragraph-properties fo:margin-top="0.0693in" fo:margin-bottom="0.0693in" style:line-height-at-least="0.198in" fo:background-color="#ffffff">
        <style:background-image/>
      </style:paragraph-properties>
    </style:style>
    <style:style style:name="P5" style:family="paragraph" style:parent-style-name="Standard">
      <style:paragraph-properties fo:margin-top="0.0693in" fo:margin-bottom="0.0693in" style:line-height-at-least="0.198in" fo:background-color="#ffffff">
        <style:background-image/>
      </style:paragraph-properties>
      <style:text-properties fo:color="#000000" style:font-name="Verdana" fo:font-size="10.5pt" fo:language="de" fo:country="DE" style:font-name-asian="Times New Roman1" style:font-size-asian="10.5pt" style:font-name-complex="Times New Roman1" style:font-size-complex="10.5pt"/>
    </style:style>
    <style:style style:name="P6" style:family="paragraph" style:parent-style-name="footnote_20_text" style:list-style-name="WWNum2"/>
    <style:style style:name="P7" style:family="paragraph" style:parent-style-name="footnote_20_text">
      <style:text-properties fo:font-size="11pt" style:font-size-asian="11pt" style:font-size-complex="11pt"/>
    </style:style>
    <style:style style:name="P8" style:family="paragraph" style:parent-style-name="footnote_20_text" style:list-style-name="WWNum3"/>
    <style:style style:name="P9" style:family="paragraph" style:parent-style-name="footnote_20_text">
      <style:text-properties fo:color="#000000" style:font-name="Verdana" fo:font-size="10.5pt" fo:language="de" fo:country="DE" style:font-name-asian="Times New Roman1" style:font-size-asian="10.5pt" style:font-name-complex="Times New Roman1" style:font-size-complex="10.5pt"/>
    </style:style>
    <style:style style:name="P10" style:family="paragraph" style:parent-style-name="footnote_20_text" style:master-page-name="Converted1">
      <style:paragraph-properties style:page-number="auto"/>
    </style:style>
    <style:style style:name="P11" style:family="paragraph" style:parent-style-name="footnote_20_text" style:master-page-name="Converted2">
      <style:paragraph-properties style:page-number="auto"/>
    </style:style>
    <style:style style:name="P12" style:family="paragraph" style:parent-style-name="footnote_20_text" style:master-page-name="Converted3">
      <style:paragraph-properties style:page-number="auto"/>
    </style:style>
    <style:style style:name="P13" style:family="paragraph" style:parent-style-name="footnote_20_text" style:master-page-name="Converted4">
      <style:paragraph-properties style:page-number="auto"/>
    </style:style>
    <style:style style:name="P14" style:family="paragraph" style:parent-style-name="footnote_20_text" style:master-page-name="Converted5">
      <style:paragraph-properties style:page-number="auto"/>
    </style:style>
    <style:style style:name="P15" style:family="paragraph" style:parent-style-name="footnote_20_text" style:master-page-name="Converted6">
      <style:paragraph-properties style:page-number="auto"/>
    </style:style>
    <style:style style:name="P16" style:family="paragraph" style:parent-style-name="footnote_20_text" style:master-page-name="Converted7">
      <style:paragraph-properties style:page-number="auto"/>
    </style:style>
    <style:style style:name="P17" style:family="paragraph" style:parent-style-name="footnote_20_text" style:master-page-name="Converted8">
      <style:paragraph-properties style:page-number="auto"/>
    </style:style>
    <style:style style:name="P18" style:family="paragraph" style:parent-style-name="footnote_20_text" style:master-page-name="Converted9">
      <style:paragraph-properties style:page-number="auto"/>
    </style:style>
    <style:style style:name="P19" style:family="paragraph" style:parent-style-name="List_20_Paragraph" style:list-style-name="WWNum1"/>
    <style:style style:name="T1" style:family="text">
      <style:text-properties fo:color="#000000" style:font-name="Verdana" fo:font-size="18pt" fo:language="de" fo:country="DE" fo:font-weight="bold" style:font-name-asian="Times New Roman1" style:font-size-asian="18pt" style:font-weight-asian="bold" style:font-name-complex="Times New Roman1" style:font-size-complex="18pt" style:font-weight-complex="bold"/>
    </style:style>
    <style:style style:name="T2" style:family="text">
      <style:text-properties fo:color="#000000" style:font-name="Verdana" fo:font-size="10.5pt" fo:language="de" fo:country="DE" style:font-name-asian="Times New Roman1" style:font-size-asian="10.5pt" style:font-name-complex="Times New Roman1" style:font-size-complex="10.5pt"/>
    </style:style>
    <style:style style:name="T3" style:family="text">
      <style:text-properties fo:color="#000000" style:font-name="Verdana" fo:font-size="10.5pt" fo:language="de" fo:country="DE" fo:font-style="italic" style:font-name-asian="Times New Roman1" style:font-size-asian="10.5pt" style:font-style-asian="italic" style:font-name-complex="Times New Roman1" style:font-size-complex="10.5pt" style:font-style-complex="italic"/>
    </style:style>
    <style:style style:name="T4" style:family="text">
      <style:text-properties fo:color="#000000" style:font-name="Verdana" fo:font-size="10.5pt" fo:language="de" fo:country="DE" fo:font-weight="bold" style:font-name-asian="Times New Roman1" style:font-size-asian="10.5pt" style:font-weight-asian="bold" style:font-name-complex="Times New Roman1" style:font-size-complex="10.5pt" style:font-weight-complex="bold"/>
    </style:style>
    <style:style style:name="T5" style:family="text">
      <style:text-properties fo:color="#000000" style:font-name="Trebuchet MS" fo:font-size="9.5pt" fo:language="de" fo:country="DE" style:font-name-asian="Times New Roman1" style:font-size-asian="9.5pt" style:font-name-complex="Times New Roman1" style:font-size-complex="9.5pt"/>
    </style:style>
    <style:style style:name="T6" style:family="text">
      <style:text-properties fo:color="#000000" fo:font-size="11pt" fo:language="de" fo:country="DE" style:font-name-asian="Times New Roman1" style:font-size-asian="11pt" style:font-name-complex="Times New Roman1" style:font-size-complex="11pt"/>
    </style:style>
    <style:style style:name="T7" style:family="text">
      <style:text-properties fo:color="#f38030" style:font-name="Verdana" fo:font-size="18pt" fo:language="de" fo:country="DE" fo:font-weight="bold" style:font-name-asian="Times New Roman1" style:font-size-asian="18pt" style:font-weight-asian="bold" style:font-name-complex="Times New Roman1" style:font-size-complex="18pt" style:font-weight-complex="bold"/>
    </style:style>
    <style:style style:name="T8" style:family="text">
      <style:text-properties fo:color="#990000" style:font-name="Verdana" fo:font-size="10.5pt" fo:language="de" fo:country="DE" style:font-name-asian="Times New Roman1" style:font-size-asian="10.5pt" style:font-name-complex="Times New Roman1" style:font-size-complex="10.5pt"/>
    </style:style>
    <style:style style:name="T9" style:family="text">
      <style:text-properties fo:color="#990000" style:font-name="Verdana" fo:font-size="10.5pt" fo:language="de" fo:country="DE" fo:font-style="italic" style:font-name-asian="Times New Roman1" style:font-size-asian="10.5pt" style:font-style-asian="italic" style:font-name-complex="Times New Roman1" style:font-size-complex="10.5pt" style:font-style-complex="italic"/>
    </style:style>
    <style:style style:name="T10" style:family="text">
      <style:text-properties fo:color="#990000" style:font-name="Trebuchet MS" fo:font-size="13.5pt" fo:language="de" fo:country="DE" style:font-name-asian="Times New Roman1" style:font-size-asian="13.5pt" style:font-name-complex="Times New Roman1" style:font-size-complex="13.5pt"/>
    </style:style>
    <style:style style:name="T11" style:family="text">
      <style:text-properties fo:color="#990000" style:font-name="Trebuchet MS" fo:font-size="9.5pt" fo:language="de" fo:country="DE" style:font-name-asian="Times New Roman1" style:font-size-asian="9.5pt" style:font-name-complex="Times New Roman1" style:font-size-complex="9.5pt"/>
    </style:style>
    <style:style style:name="T12" style:family="text">
      <style:text-properties fo:font-size="11pt" style:font-size-asian="11pt" style:font-size-complex="11pt"/>
    </style:style>
    <style:style style:name="Sect1" style:family="section">
      <style:section-properties style:editable="false">
        <style:columns fo:column-count="2" fo:column-gap="0.5in">
          <style:column style:rel-width="32767*" fo:start-indent="0in" fo:end-indent="0.25in"/>
          <style:column style:rel-width="32768*" fo:start-indent="0.25in" fo:end-indent="0in"/>
        </style:columns>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2"><text:span text:style-name="T1">S.P.O.N. - Fragen Sie Frau Sibylle: </text:span><text:span text:style-name="T7">Wer auffällt, ist out</text:span></text:h>
      <text:p text:style-name="P4"><text:span text:style-name="T3">Eine Kolumne von </text:span><text:a xlink:type="simple" xlink:href="http://www.spiegel.de/impressum/autor-13465.html" text:style-name="Internet_20_link" text:visited-style-name="Visited_20_Internet_20_Link"><text:span text:style-name="T9">Sibylle Berg</text:span></text:a><text:span text:style-name="T3"> </text:span></text:p>
      <text:p text:style-name="P4"><text:span text:style-name="T4">Warum sehen wir in den sozialen Medien eigentlich alle gleich aus? Über den Wahn, sich online ständig selbst zu vermarkten.</text:span></text:p>
      <text:p text:style-name="P2"><text:a xlink:type="simple" xlink:href="http://www.spiegel.de/spiegel/spiegelblog/meinung-auf-spiegel-online-stefan-kuzmany-a-1037239.html" text:style-name="Internet_20_link" text:visited-style-name="Visited_20_Internet_20_Link"><text:span text:style-name="T10">Kolumne</text:span></text:a><text:a xlink:type="simple" xlink:href="http://www.spiegel.de/spiegel/spiegelblog/meinung-auf-spiegel-online-stefan-kuzmany-a-1037239.html" text:style-name="Internet_20_link" text:visited-style-name="Visited_20_Internet_20_Link"><text:span text:style-name="T11"> </text:span></text:a></text:p>
      <text:p text:style-name="P4"><text:span text:style-name="T2">Madison Beer. Noch nie gehört. Aber sie von mir sicher auch nicht. Madison habe ich irgendwo im Internet gefunden. Madison singt. Ganz ok, kann man machen, kann man mögen, </text:span><text:a xlink:type="simple" xlink:href="http://madisonbeer.com/" text:style-name="Internet_20_link" text:visited-style-name="Visited_20_Internet_20_Link"><text:span text:style-name="T8">interessanter aber ist ihre Webpage</text:span></text:a><text:span text:style-name="T2">. So muss das. Ziemlich ALLE Social Media Kanäle nutzen, um klarzumachen: Ich bin hier. Ich singe. Ich tanze. Ich schreibe. Stelle dar. Oder mache irgendeinen anderen Scheiß, den 700.000 gerade in dieser Sekunde auch machen. Die Verzweiflung</text:span><text:note text:id="ftn1" text:note-class="footnote"><text:note-citation>1</text:note-citation><text:note-body><text:p text:style-name="P10"><text:span text:style-name="footnote_20_reference"><text:span text:style-name="T12"/></text:span><text:span text:style-name="T12"> die Verzweiflung =</text:span></text:p></text:note-body></text:note><text:span text:style-name="T2"> ist greifbar. Oder hat sich zu Wahn</text:span><text:note text:id="ftn2" text:note-class="footnote"><text:note-citation>2</text:note-citation><text:note-body><text:p text:style-name="P11"><text:span text:style-name="footnote_20_reference"><text:span text:style-name="T12"/></text:span><text:span text:style-name="T12"> der Wahn =</text:span></text:p></text:note-body></text:note><text:span text:style-name="T2"> entwickelt. So viele entäußern</text:span><text:note text:id="ftn3" text:note-class="footnote"><text:note-citation>3</text:note-citation><text:note-body><text:p text:style-name="P12"><text:span text:style-name="footnote_20_reference"><text:span text:style-name="T12"/></text:span><text:span text:style-name="T12"> sich entäuβern =</text:span></text:p></text:note-body></text:note><text:span text:style-name="T2"> sich, als würden sie ansonsten nicht existieren. Wow, sie hat eine Million Instagram-Follower - heißt es anerkennend in den vor sich hin dümpelnden Printmedien. Von einer Millionen Leser träumen die. </text:span></text:p>
      <text:p text:style-name="P1"><text:span text:style-name="T2">Eine Millionen Follower sehen sich Tausende Fotos an, die alle gleich aussehen. Das Gesicht, der Körper im Gym, der Körper nebst Gesicht und niedlichem Hund, der Körper im Kleid. Millionen machen dieselben Bilder. Die globalisierte Welt ist ein gnadenloser Menschengleichmacher. </text:span><text:a xlink:type="simple" xlink:href="http://www.allure.com/beauty-trends/how-to/2014/how-to-take-good-selfies" text:style-name="Internet_20_link" text:visited-style-name="Visited_20_Internet_20_Link"><text:span text:style-name="T8">Es gibt Selfie-Tutorials</text:span></text:a><text:span text:style-name="T2">, und </text:span><text:a xlink:type="simple" xlink:href="http://www.teenvogue.com/story/selfie-makeup" text:style-name="Internet_20_link" text:visited-style-name="Visited_20_Internet_20_Link"><text:span text:style-name="T8">Selfie Make-up</text:span></text:a><text:span text:style-name="T2">, um sein Gesicht so zu fotografieren, dass es aussieht wie die Gesichter aller. Und der Körper, und der Hund. Auffallen</text:span><text:note text:id="ftn4" text:note-class="footnote"><text:note-citation>4</text:note-citation><text:note-body><text:p text:style-name="P13"><text:span text:style-name="footnote_20_reference"><text:span text:style-name="T12"/></text:span><text:span text:style-name="T12"> auffallen =</text:span></text:p></text:note-body></text:note><text:span text:style-name="T2"> ist out. Anders sein eine Schwäche</text:span><text:note text:id="ftn5" text:note-class="footnote"><text:note-citation>5</text:note-citation><text:note-body><text:p text:style-name="P14"><text:span text:style-name="footnote_20_reference"><text:span text:style-name="T12"/></text:span><text:span text:style-name="T12"> Schwäche =</text:span></text:p></text:note-body></text:note><text:span text:style-name="T2">. Sich stark fühlen in der Uninformiertheit. Wer auffällt wird gefressen, wir wollen nicht auffallen. Wir wollen zu Gruppen gehören, großen, starken Gruppen, die einander behüten. </text:span></text:p>
      <text:p text:style-name="P4"><text:span text:style-name="T2">Sind wir weiblich, sind wir in Pro oder Kontra So-called-Sexy-Gruppen, als junge Männer in Pro-oder-Kontra-Muskelgruppen. Ken und Barbie gewinnen. Bei den homosexuellen Männern überwiegt der Jungbär, bei den Frauen der Kurzhaarschnitt. Millionenfach. Als gäbe es Menschen nur in sechs Geschmacksrichtungen</text:span><text:note text:id="ftn6" text:note-class="footnote"><text:note-citation>6</text:note-citation><text:note-body><text:p text:style-name="P15"><text:span text:style-name="footnote_20_reference"><text:span text:style-name="T12"/></text:span><text:span text:style-name="T12"> </text:span><text:span text:style-name="T6">Geschmacksrichtungen =</text:span></text:p></text:note-body></text:note><text:span text:style-name="T2">. Kontinentübergreifende Vereinheitlichung der Schönheitsideale. Der Rest ist Müll. Die zu Dicken, zu Dünnen, die mit den abstehenden Ohren - Mann, lass die doch machen. </text:span></text:p>
      <text:p text:style-name="P4"><text:soft-page-break/><text:span text:style-name="T2">Es ist ein Fluch</text:span><text:note text:id="ftn7" text:note-class="footnote"><text:note-citation>7</text:note-citation><text:note-body><text:p text:style-name="P16"><text:span text:style-name="footnote_20_reference"><text:span text:style-name="T12"/></text:span><text:span text:style-name="T12"> der Fluch =</text:span></text:p></text:note-body></text:note><text:span text:style-name="T2">, Angehörige der Brücken-Generation zu sein. Die vor und nach Social Media. Immer zu wissen, wie es früher war, auch nicht besser, immer zu wissen wie unglaublich praktisch soziale Medien sind, und wie unglaublich dämlich</text:span><text:note text:id="ftn8" text:note-class="footnote"><text:note-citation>8</text:note-citation><text:note-body><text:p text:style-name="P17"><text:span text:style-name="footnote_20_reference"><text:span text:style-name="T12"/></text:span><text:span text:style-name="T12"> dämlich =</text:span></text:p></text:note-body></text:note><text:span text:style-name="T2"> zugleich. Sich zu fragen, wie es eigentlich um das Wissen bestellt ist, wenn Wissen für die meisten Wikipedia bedeutet, die als Wissen Zeitungen in Fußnoten auflistet, die wiederum von Wikipedia abschreiben. Nichts gegen die Presse, aber dass dort nicht ausschließlich Wissenschaftler beschäftigt sind, sondern eher oft unterbezahlte, gestresste Mitarbeiter, hat sich doch eigentlich in das Weltwissen eingegraben. Oder eben nicht. Denn das kommt ja von Wiki. </text:span></text:p>
      <text:p text:style-name="P4"><text:span text:style-name="T2">Ist die Demokratisierung der Intelligenz gleichbedeutend damit, dass Abstriche gemacht werden müssen? Wenn fünfzig Prozent der Wachzeit zur Selbstvermarktung verwendet werden, bleibt nicht mehr viel Zeit um zu lernen. Spricht für Wiki. Wenn die Menschen sich andauernd knipsen</text:span><text:note text:id="ftn9" text:note-class="footnote"><text:note-citation>9</text:note-citation><text:note-body><text:p text:style-name="P18"><text:span text:style-name="footnote_20_reference"><text:span text:style-name="T12"/></text:span><text:span text:style-name="T12"> knipsen =</text:span></text:p></text:note-body></text:note><text:span text:style-name="T2">, können sie keinen Blödsinn machen. Spricht für Social Media. Verblödete, gutaussehende Weltbevölkerung, die sich in Form hält, vegan lebt, nicht wählen geht und andauernd "Awesome!" schreiend mit den Händen wedelt. Geht klar. Gibt Schlimmeres. </text:span></text:p>
      <text:p text:style-name="P5"/>
      <text:section text:style-name="Sect1" text:name="TextSection">
        <text:p text:style-name="Standard">Wortschatz – Kennen Sie schon? Oder raten Sie zuerst mal laut des Kontexts.</text:p>
        <text:list xml:id="list4273579431238161712" text:style-name="WWNum2">
          <text:list-item>
            <text:p text:style-name="P6"><text:span text:style-name="T12">die Verzweiflung = </text:span></text:p>
          </text:list-item>
          <text:list-item>
            <text:p text:style-name="P6"><text:span text:style-name="T12">der Wahn =</text:span></text:p>
          </text:list-item>
          <text:list-item>
            <text:p text:style-name="P6"><text:span text:style-name="T12">sich entäuβern =</text:span></text:p>
          </text:list-item>
          <text:list-item>
            <text:p text:style-name="P6"><text:span text:style-name="T12">auffallen =</text:span></text:p>
          </text:list-item>
          <text:list-item>
            <text:p text:style-name="P6"><text:span text:style-name="T12">Schwäche =</text:span></text:p>
          </text:list-item>
          <text:list-item>
            <text:p text:style-name="P6"><text:span text:style-name="T6">Geschmacksrichtungen =</text:span></text:p>
          </text:list-item>
          <text:list-item>
            <text:p text:style-name="P6"><text:span text:style-name="T12">der Fluch =</text:span></text:p>
          </text:list-item>
          <text:list-item>
            <text:p text:style-name="P6"><text:span text:style-name="T12">dämlich =</text:span></text:p>
          </text:list-item>
          <text:list-item>
            <text:p text:style-name="P6"><text:span text:style-name="T12">knipsen =</text:span></text:p>
          </text:list-item>
        </text:list>
        <text:p text:style-name="P7"/>
        <text:p text:style-name="P7"/>
        <text:p text:style-name="No_20_Spacing">Und jetzt schlagen Sie nach….</text:p>
        <text:p text:style-name="P7"/>
        <text:list xml:id="list697716439796046078" text:style-name="WWNum3">
          <text:list-item>
            <text:p text:style-name="P8"><text:span text:style-name="T12">die Verzweiflung = despair</text:span></text:p>
          </text:list-item>
          <text:list-item>
            <text:p text:style-name="P8"><text:span text:style-name="T12">der Wahn = delusion</text:span></text:p>
          </text:list-item>
          <text:list-item>
            <text:p text:style-name="P8"><text:span text:style-name="T12">sich entäuβern = to divest yourself</text:span></text:p>
          </text:list-item>
          <text:list-item>
            <text:p text:style-name="P8"><text:span text:style-name="T12">auffallen = to attract attention</text:span></text:p>
          </text:list-item>
          <text:list-item>
            <text:p text:style-name="P8"><text:span text:style-name="T12">Schwäche = weakness</text:span></text:p>
          </text:list-item>
          <text:list-item>
            <text:p text:style-name="P8"><text:span text:style-name="T6">Geschmacksrichtungen = flavor</text:span></text:p>
          </text:list-item>
          <text:list-item>
            <text:p text:style-name="P8"><text:span text:style-name="T12">der Fluch = <text:s/>curse</text:span></text:p>
          </text:list-item>
          <text:list-item>
            <text:p text:style-name="P8"><text:span text:style-name="T12">dämlich = dim-witted</text:span></text:p>
          </text:list-item>
          <text:list-item>
            <text:p text:style-name="P8"><text:span text:style-name="T12">knipsen = to snap [phot]</text:span></text:p>
          </text:list-item>
        </text:list>
      </text:section>
      <text:section text:style-name="Sect2" text:name="Section1">
        <text:p text:style-name="P7"/>
        <text:p text:style-name="P7"/>
        <text:p text:style-name="P7"/>
        <text:p text:style-name="P7"><text:bookmark text:name="_GoBack"/></text:p>
        <text:p text:style-name="P7"/>
        <text:p text:style-name="P7"/>
        <text:p text:style-name="P7"/>
        <text:p text:style-name="P9"/>
        <text:p text:style-name="Standard"/>
        <text:p text:style-name="Standard">Diskussionsfragen:</text:p>
        <text:list xml:id="list6021538589586206092" text:style-name="WWNum1">
          <text:list-item>
            <text:p text:style-name="P19"><text:soft-page-break/>Was kritisiert die Autorin?</text:p>
          </text:list-item>
          <text:list-item>
            <text:p text:style-name="P19">Wogegen oder gegen wen spricht sie?</text:p>
          </text:list-item>
          <text:list-item>
            <text:p text:style-name="P19">Beschreiben Sie den Schreibstil der Autorin.</text:p>
          </text:list-item>
          <text:list-item>
            <text:p text:style-name="P19"/>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Standard" style:next-style-name="Text_20_body" style:default-outline-level="2" style:list-style-name="Outline" style:class="text">
      <style:paragraph-properties fo:margin-top="0in" fo:margin-bottom="0in" fo:line-height="100%"/>
      <style:text-properties style:font-name="Times New Roman" fo:font-size="18pt" fo:font-weight="bold" style:font-name-asian="Times New Roman1" style:font-size-asian="18pt" style:font-weight-asian="bold" style:font-name-complex="Times New Roman1" style:font-size-complex="18pt" style:font-weight-complex="bold"/>
    </style:style>
    <style:style style:name="Normal_20__28_Web_29_" style:display-name="Normal (Web)" style:family="paragraph" style:parent-style-name="Standard" style:default-outline-level="" style:list-style-name="">
      <style:paragraph-properties fo:margin-top="0.0693in" fo:margin-bottom="0.0693in" fo:line-height="100%"/>
      <style:text-properties style:font-name="Times New Roman" fo:font-size="12pt" style:font-name-asian="Times New Roman1" style:font-size-asian="12pt" style:font-name-complex="Times New Roman1" style:font-size-complex="12pt"/>
    </style:style>
    <style:style style:name="author" style:family="paragraph" style:parent-style-name="Standard" style:default-outline-level="" style:list-style-name="">
      <style:paragraph-properties fo:margin-top="0.0693in" fo:margin-bottom="0.0693in" fo:line-height="100%"/>
      <style:text-properties style:font-name="Times New Roman" fo:font-size="12pt" fo:font-style="italic" style:font-name-asian="Times New Roman1" style:font-size-asian="12pt" style:font-style-asian="italic" style:font-name-complex="Times New Roman1" style:font-size-complex="12pt" style:font-style-complex="italic"/>
    </style:style>
    <style:style style:name="article-intro" style:family="paragraph" style:parent-style-name="Standard" style:default-outline-level="" style:list-style-name="">
      <style:paragraph-properties fo:margin-top="0.0693in" fo:margin-bottom="0.0693in" fo:line-height="100%"/>
      <style:text-properties style:font-name="Times New Roman" fo:font-size="12pt" style:font-name-asian="Times New Roman1" style:font-size-asian="12pt" style:font-name-complex="Times New Roman1" style:font-size-complex="12pt"/>
    </style:style>
    <style:style style:name="footnote_20_text" style:display-name="footnote text" style:family="paragraph" style:parent-style-name="Standard" style:default-outline-level="" style:list-style-name="">
      <style:paragraph-properties fo:margin-top="0in" fo:margin-bottom="0in" fo:line-height="100%"/>
      <style:text-properties fo:font-size="10pt" style:font-size-asian="10pt" style:font-size-complex="10pt"/>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size="18pt" fo:font-weight="bold" style:font-name-asian="Times New Roman1" style:font-size-asian="18pt" style:font-weight-asian="bold" style:font-name-complex="Times New Roman1" style:font-size-complex="18pt" style:font-weight-complex="bold"/>
    </style:style>
    <style:style style:name="Internet_20_link" style:display-name="Internet link" style:family="text" style:parent-style-name="Default_20_Paragraph_20_Font">
      <style:text-properties fo:color="#990000" style:text-line-through-style="none" fo:language="zxx" fo:country="none" style:text-underline-style="none" style:text-blinking="false" style:language-asian="zxx" style:country-asian="none" style:language-complex="zxx" style:country-complex="none"/>
    </style:style>
    <style:style style:name="Strong_20_Emphasis" style:display-name="Strong Emphasis" style:family="text" style:parent-style-name="Default_20_Paragraph_20_Font">
      <style:text-properties fo:font-weight="bold" style:font-weight-asian="bold" style:font-weight-complex="bold"/>
    </style:style>
    <style:style style:name="headline-intro26" style:family="text" style:parent-style-name="Default_20_Paragraph_20_Font"/>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lim</meta:initial-creator>
    <dc:creator>Robert Ritchie</dc:creator>
    <meta:editing-cycles>7</meta:editing-cycles>
    <meta:creation-date>2016-05-26T16:33:00</meta:creation-date>
    <dc:date>2016-11-08T18:38:32.77</dc:date>
    <meta:editing-duration>PT13M25S</meta:editing-duration>
    <meta:generator>OpenOffice/4.1.1$Win32 OpenOffice.org_project/411m6$Build-9775</meta:generator>
    <meta:document-statistic meta:table-count="0" meta:image-count="0" meta:object-count="0" meta:page-count="3" meta:paragraph-count="42" meta:word-count="644" meta:character-count="403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